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rug Pricing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Drug Pricin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a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formula="of:=RANDBETWEEN([.B2];[.C2])" office:value-type="float" office:value="803" calcext:value-type="float">
            <text:p>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tance-d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 table:formula="of:=RANDBETWEEN([.B3];[.C3])" office:value-type="float" office:value="579" calcext:value-type="float">
            <text:p>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table:formula="of:=RANDBETWEEN([.B4];[.C4])" office:value-type="float" office:value="392" calcext:value-type="float">
            <text:p>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table:formula="of:=RANDBETWEEN([.B5];[.C5])" office:value-type="float" office:value="4475" calcext:value-type="float">
            <text:p>4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750" calcext:value-type="float">
            <text:p>750</text:p>
          </table:table-cell>
          <table:table-cell office:value-type="float" office:value="2200" calcext:value-type="float">
            <text:p>2200</text:p>
          </table:table-cell>
          <table:table-cell table:formula="of:=RANDBETWEEN([.B6];[.C6])" office:value-type="float" office:value="2097" calcext:value-type="float">
            <text:p>209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ty State Distances" table:style-name="ta1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City State Distances</text:p>
          </table:table-cell>
          <table:table-cell office:value-type="string" calcext:value-type="string">
            <text:p>New Harbour</text:p>
          </table:table-cell>
          <table:table-cell office:value-type="string" calcext:value-type="string">
            <text:p>New Tokyo</text:p>
          </table:table-cell>
          <table:table-cell office:value-type="string" calcext:value-type="string">
            <text:p>Chicago-2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Shepperds’ Field</text:p>
          </table:table-cell>
        </table:table-row>
        <table:table-row table:style-name="ro1">
          <table:table-cell office:value-type="string" calcext:value-type="string">
            <text:p>New Harbour</text:p>
          </table:table-cell>
          <table:table-cell office:value-type="float" office:value="0" calcext:value-type="float">
            <text:p>0</text:p>
          </table:table-cell>
          <table:table-cell table:formula="of:=RANDBETWEEN(1;250)" office:value-type="float" office:value="68" calcext:value-type="float">
            <text:p>68</text:p>
          </table:table-cell>
          <table:table-cell table:formula="of:=RANDBETWEEN(251;500)" office:value-type="float" office:value="468" calcext:value-type="float">
            <text:p>468</text:p>
          </table:table-cell>
          <table:table-cell table:formula="of:=RANDBETWEEN(501;750)" office:value-type="float" office:value="597" calcext:value-type="float">
            <text:p>597</text:p>
          </table:table-cell>
          <table:table-cell table:formula="of:=RANDBETWEEN(751;1500)"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New Tokyo</text:p>
          </table:table-cell>
          <table:table-cell table:formula="of:=[.C2]-[.B2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D2]-[.C2]" office:value-type="float" office:value="400" calcext:value-type="float">
            <text:p>400</text:p>
          </table:table-cell>
          <table:table-cell table:formula="of:=[.E2]-[.C2]" office:value-type="float" office:value="529" calcext:value-type="float">
            <text:p>529</text:p>
          </table:table-cell>
          <table:table-cell table:formula="of:=[.F2]-[.C2]"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Chicago-2</text:p>
          </table:table-cell>
          <table:table-cell table:formula="of:=[.D2]-[.B2]" office:value-type="float" office:value="468" calcext:value-type="float">
            <text:p>468</text:p>
          </table:table-cell>
          <table:table-cell table:formula="of:=[.D3]-[.C3]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[.E3]-[.D3]" office:value-type="float" office:value="129" calcext:value-type="float">
            <text:p>129</text:p>
          </table:table-cell>
          <table:table-cell table:formula="of:=[.F3]-[.D3]"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formula="of:=[.E2]-[.B2]" office:value-type="float" office:value="597" calcext:value-type="float">
            <text:p>597</text:p>
          </table:table-cell>
          <table:table-cell table:formula="of:=[.B4]-[.D4]" office:value-type="float" office:value="468" calcext:value-type="float">
            <text:p>468</text:p>
          </table:table-cell>
          <table:table-cell table:formula="of:=[.E4]-[.D4]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F4]-[.E4]"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Shepperds’ Field</text:p>
          </table:table-cell>
          <table:table-cell table:formula="of:=[.F2]-[.B2]" office:value-type="float" office:value="1244" calcext:value-type="float">
            <text:p>1244</text:p>
          </table:table-cell>
          <table:table-cell table:formula="of:=[.F2]-[.C2]" office:value-type="float" office:value="1176" calcext:value-type="float">
            <text:p>1176</text:p>
          </table:table-cell>
          <table:table-cell table:formula="of:=[.F2]-[.D2]" office:value-type="float" office:value="776" calcext:value-type="float">
            <text:p>776</text:p>
          </table:table-cell>
          <table:table-cell table:formula="of:=[.F2]-[.C2]"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ventory" table:style-name="ta1"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LOCAL STASH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tance-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BTOTAL(9;[.B2:.B7])" office:value-type="float" office:value="15" calcext:value-type="float">
            <text:p>15</text:p>
          </table:table-cell>
          <table:table-cell table:formula="of:=SUBTOTAL(9;[.C2:.C7])" office:value-type="float" office:value="4" calcext:value-type="float">
            <text:p>4</text:p>
          </table:table-cell>
          <table:table-cell table:formula="of:=SUBTOTAL(9;[.D2:.D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alty</text:p>
          </table:table-cell>
          <table:table-cell table:formula="of:=[.B8]-10" office:value-type="float" office:value="5" calcext:value-type="float">
            <text:p>5</text:p>
          </table:table-cell>
          <table:table-cell table:formula="of:=[.C8]-10" office:value-type="float" office:value="-6" calcext:value-type="float">
            <text:p>-6</text:p>
          </table:table-cell>
          <table:table-cell table:formula="of:=[.D8]-10" office:value-type="float" office:value="-5" calcext:value-type="float">
            <text:p>-5</text:p>
          </table:table-cell>
        </table:table-row>
      </table:table>
      <table:table table:name="City States" table:style-name="ta1">
        <table:table-column table:style-name="co2" table:number-columns-repeated="7" table:default-cell-style-name="ce1"/>
        <table:table-row table:style-name="ro1">
          <table:table-cell office:value-type="string" calcext:value-type="string">
            <text:p>City State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ubstance-d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string" calcext:value-type="string">
            <text:p>New Harbour</text:p>
          </table:table-cell>
          <table:table-cell table:formula="of:=RANDBETWEEN(1000;5000)" office:value-type="float" office:value="3401" calcext:value-type="float">
            <text:p>3401</text:p>
          </table:table-cell>
          <table:table-cell table:formula="of:=RANDBETWEEN(['Drug Pricing'.B2];['Drug Pricing'.C2])" office:value-type="float" office:value="832" calcext:value-type="float">
            <text:p>832</text:p>
          </table:table-cell>
          <table:table-cell table:formula="of:=RANDBETWEEN(['Drug Pricing'.B3];['Drug Pricing'.C3])" office:value-type="float" office:value="438" calcext:value-type="float">
            <text:p>438</text:p>
          </table:table-cell>
          <table:table-cell table:formula="of:=RANDBETWEEN(['Drug Pricing'.B4];['Drug Pricing'.C4])" office:value-type="float" office:value="294" calcext:value-type="float">
            <text:p>294</text:p>
          </table:table-cell>
          <table:table-cell table:formula="of:=RANDBETWEEN(['Drug Pricing'.B5];['Drug Pricing'.C5])" office:value-type="float" office:value="3693" calcext:value-type="float">
            <text:p>3693</text:p>
          </table:table-cell>
          <table:table-cell table:formula="of:=RANDBETWEEN(['Drug Pricing'.B6];['Drug Pricing'.C6])"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New Tokyo</text:p>
          </table:table-cell>
          <table:table-cell table:formula="of:=RANDBETWEEN(1000;5000)" office:value-type="float" office:value="1291" calcext:value-type="float">
            <text:p>1291</text:p>
          </table:table-cell>
          <table:table-cell table:formula="of:=RANDBETWEEN(['Drug Pricing'.B2];['Drug Pricing'.C2])" office:value-type="float" office:value="480" calcext:value-type="float">
            <text:p>480</text:p>
          </table:table-cell>
          <table:table-cell table:formula="of:=RANDBETWEEN(['Drug Pricing'.B3];['Drug Pricing'.C3])" office:value-type="float" office:value="256" calcext:value-type="float">
            <text:p>256</text:p>
          </table:table-cell>
          <table:table-cell table:formula="of:=RANDBETWEEN(['Drug Pricing'.B4];['Drug Pricing'.C4])" office:value-type="float" office:value="419" calcext:value-type="float">
            <text:p>419</text:p>
          </table:table-cell>
          <table:table-cell table:formula="of:=RANDBETWEEN(['Drug Pricing'.B5];['Drug Pricing'.C5])" office:value-type="float" office:value="1396" calcext:value-type="float">
            <text:p>1396</text:p>
          </table:table-cell>
          <table:table-cell table:formula="of:=RANDBETWEEN(['Drug Pricing'.B6];['Drug Pricing'.C6])"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Chicago-2</text:p>
          </table:table-cell>
          <table:table-cell table:formula="of:=RANDBETWEEN(1000;5000)" office:value-type="float" office:value="1836" calcext:value-type="float">
            <text:p>1836</text:p>
          </table:table-cell>
          <table:table-cell table:formula="of:=RANDBETWEEN(['Drug Pricing'.B2];['Drug Pricing'.C2])" office:value-type="float" office:value="379" calcext:value-type="float">
            <text:p>379</text:p>
          </table:table-cell>
          <table:table-cell table:formula="of:=RANDBETWEEN(['Drug Pricing'.B3];['Drug Pricing'.C3])" office:value-type="float" office:value="338" calcext:value-type="float">
            <text:p>338</text:p>
          </table:table-cell>
          <table:table-cell table:formula="of:=RANDBETWEEN(['Drug Pricing'.B4];['Drug Pricing'.C4])" office:value-type="float" office:value="298" calcext:value-type="float">
            <text:p>298</text:p>
          </table:table-cell>
          <table:table-cell table:formula="of:=RANDBETWEEN(['Drug Pricing'.B5];['Drug Pricing'.C5])" office:value-type="float" office:value="4929" calcext:value-type="float">
            <text:p>4929</text:p>
          </table:table-cell>
          <table:table-cell table:formula="of:=RANDBETWEEN(['Drug Pricing'.B6];['Drug Pricing'.C6])"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formula="of:=RANDBETWEEN(1000;5000)" office:value-type="float" office:value="2800" calcext:value-type="float">
            <text:p>2800</text:p>
          </table:table-cell>
          <table:table-cell table:formula="of:=RANDBETWEEN(['Drug Pricing'.B2];['Drug Pricing'.C2])" office:value-type="float" office:value="578" calcext:value-type="float">
            <text:p>578</text:p>
          </table:table-cell>
          <table:table-cell table:formula="of:=RANDBETWEEN(['Drug Pricing'.B3];['Drug Pricing'.C3])" office:value-type="float" office:value="285" calcext:value-type="float">
            <text:p>285</text:p>
          </table:table-cell>
          <table:table-cell table:formula="of:=RANDBETWEEN(['Drug Pricing'.B4];['Drug Pricing'.C4])" office:value-type="float" office:value="203" calcext:value-type="float">
            <text:p>203</text:p>
          </table:table-cell>
          <table:table-cell table:formula="of:=RANDBETWEEN(['Drug Pricing'.B5];['Drug Pricing'.C5])" office:value-type="float" office:value="4279" calcext:value-type="float">
            <text:p>4279</text:p>
          </table:table-cell>
          <table:table-cell table:formula="of:=RANDBETWEEN(['Drug Pricing'.B6];['Drug Pricing'.C6])"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Shepperds’ Field</text:p>
          </table:table-cell>
          <table:table-cell table:formula="of:=RANDBETWEEN(1000;5000)" office:value-type="float" office:value="1629" calcext:value-type="float">
            <text:p>1629</text:p>
          </table:table-cell>
          <table:table-cell table:formula="of:=RANDBETWEEN(['Drug Pricing'.B2];['Drug Pricing'.C2])" office:value-type="float" office:value="597" calcext:value-type="float">
            <text:p>597</text:p>
          </table:table-cell>
          <table:table-cell table:formula="of:=RANDBETWEEN(['Drug Pricing'.B3];['Drug Pricing'.C3])" office:value-type="float" office:value="467" calcext:value-type="float">
            <text:p>467</text:p>
          </table:table-cell>
          <table:table-cell table:formula="of:=RANDBETWEEN(['Drug Pricing'.B4];['Drug Pricing'.C4])" office:value-type="float" office:value="484" calcext:value-type="float">
            <text:p>484</text:p>
          </table:table-cell>
          <table:table-cell table:formula="of:=RANDBETWEEN(['Drug Pricing'.B5];['Drug Pricing'.C5])" office:value-type="float" office:value="2212" calcext:value-type="float">
            <text:p>2212</text:p>
          </table:table-cell>
          <table:table-cell table:formula="of:=RANDBETWEEN(['Drug Pricing'.B6];['Drug Pricing'.C6])" office:value-type="float" office:value="1708" calcext:value-type="float">
            <text:p>1708</text:p>
          </table:table-cell>
        </table:table-row>
      </table:table>
      <table:named-expressions/>
      <table:database-ranges>
        <table:database-range table:name="drugs" table:target-range-address="'Drug Pricing'.A1:'Drug Pricing'.C1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00/00/00</text:date>, <text:time style:data-style-name="N2" text:time-value="22:15:59.6254965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21:20:17.967635436</meta:creation-date>
    <dc:date>2022-06-12T22:27:28.897982084</dc:date>
    <meta:editing-duration>PT21M48S</meta:editing-duration>
    <meta:editing-cycles>8</meta:editing-cycles>
    <meta:generator>LibreOffice/7.3.3.2$Linux_X86_64 LibreOffice_project/30$Build-2</meta:generator>
    <meta:document-statistic meta:table-count="4" meta:cell-count="138" meta:object-count="0"/>
  </office:meta>
</office:document-meta>
</file>